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T Sans" svg:font-family="'PT Sans', sans-serif"/>
  </office:font-face-decls>
  <office:automatic-styles>
    <style:style style:name="P1" style:family="paragraph" style:parent-style-name="Heading_20_2">
      <style:text-properties fo:font-variant="normal" fo:text-transform="none" fo:color="#0c80a1" loext:opacity="100%" style:font-name="PT Sans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794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0c80a1" loext:opacity="100%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.265cm" fo:margin-bottom="0.661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.265cm" fo:margin-bottom="0.661cm" style:contextual-spacing="false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.265cm" fo:margin-bottom="0.661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4">
      <style:paragraph-properties fo:margin-left="0cm" fo:margin-right="0cm" fo:margin-top="0.265cm" fo:margin-bottom="0.661cm" style:contextual-spacing="false" fo:orphans="2" fo:widows="2" fo:text-indent="0cm" style:auto-text-indent="false" fo:padding="0cm" fo:border="none"/>
    </style:style>
    <style:style style:name="P8" style:family="paragraph" style:parent-style-name="Text_20_body">
      <style:text-properties fo:font-variant="normal" fo:text-transform="none" fo:color="#0c80a1" loext:opacity="100%" style:font-name="PT Sans" fo:letter-spacing="normal" fo:font-style="normal" fo:font-weight="normal"/>
    </style:style>
    <style:style style:name="T1" style:family="text">
      <style:text-properties style:font-name="PT Sans" fo:font-style="normal" fo:font-weight="normal"/>
    </style:style>
    <style:style style:name="T2" style:family="text">
      <style:text-properties fo:font-variant="normal" fo:text-transform="none" fo:color="#6d6d6d" loext:opacity="100%" style:font-name="PT Sans" fo:font-size="16.5pt" fo:letter-spacing="normal" fo:font-style="normal" fo:font-weight="normal"/>
    </style:style>
    <style:style style:name="T3" style:family="text">
      <style:text-properties fo:font-variant="normal" fo:text-transform="none" fo:color="#001038" loext:opacity="100%" style:font-name="PT Sans" fo:font-size="16.5pt" fo:letter-spacing="normal" fo:font-style="normal" fo:font-weight="bold"/>
    </style:style>
    <style:style style:name="T4" style:family="text">
      <style:text-properties fo:font-variant="normal" fo:text-transform="none" fo:color="#ea7600" loext:opacity="100%" style:font-name="PT Sans" fo:font-size="16.5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19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19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19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19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2"><text:a xlink:type="simple" xlink:href="https://blog.pearsonlatam.com/talento-humano/del-mundo-vuca-al-entorno-bani#:~:text=¿Qué%20significa%20BANI%3F,entender%20lo%20que%20está%20ocurriendo”" text:style-name="Internet_20_link" text:visited-style-name="Visited_20_Internet_20_Link">https://blog.pearsonlatam.com/talento-humano/del-mundo-vuca-al-entorno-bani#:~:text=%C2%BFQu%C3%A9%20significa%20BANI%3F,entender%20lo%20que%20est%C3%A1%20ocurriendo%E2%80%9D</text:a>.</text:h>
      <text:p text:style-name="P8"/>
      <text:h text:style-name="P1" text:outline-level="2">¿Qué significa BANI?</text:h>
      <text:p text:style-name="P3"><text:span text:style-name="T2">El acrónimo BANI, según el creador de la terminología, antropólogo y futurista Jamais Cascio, es “</text:span><text:span text:style-name="Emphasis"><text:span text:style-name="T2">una estructura para articular las situaciones cada vez más comunes en las cuales la simple volatilidad o complejidad son lentes insuficientes para entender lo que está ocurriendo</text:span></text:span><text:span text:style-name="T2">”. </text:span></text:p>
      <text:list xml:id="list3667251157" text:style-name="L1">
        <text:list-item>
          <text:p text:style-name="P4"><text:span text:style-name="Strong_20_Emphasis"><text:span text:style-name="T3">B de “brittle” (frágil): todos somos susceptibles a catástrofes</text:span></text:span><text:span text:style-name="T2"> <text:line-break/>¡No te desesperes! Aunque la pandemia haya demostrado que las empresas y los seres humanos están apoyados en bases que pueden romperse, </text:span><text:span text:style-name="Strong_20_Emphasis"><text:span text:style-name="T3">quien gana es quien aprende a construir apoyos fuertes</text:span></text:span><text:span text:style-name="T2">, posicionándose de forma clara frente a la sociedad y creando un ambiente de trabajo que estimule la resiliencia.<text:line-break/><text:line-break/>Por ejemplo, Netflix defiende una cultura organizacional que promueve la libertad y la autonomía de sus colaboradores. El “vamos a intentar” y el “¿por qué no?” se sobreponen a las presiones limitantes y a un </text:span><text:span text:style-name="Emphasis"><text:span text:style-name="T2">mindset</text:span></text:span><text:span text:style-name="T2"> inflexible. </text:span></text:p>
        </text:list-item>
      </text:list>
      <text:p text:style-name="P3"><text:span text:style-name="T2">&gt;&gt;&gt; Te puede interesar: </text:span><text:a xlink:type="simple" xlink:href="https://ideaspearson.com/talento-humano/empresas-del-futuro-aspectos-clave/" text:style-name="Internet_20_link" text:visited-style-name="Visited_20_Internet_20_Link"><text:span text:style-name="T4">Empresas del futuro: 5 aspectos clave para prepararse</text:span></text:a></text:p>
      <text:list xml:id="list3255802679" text:style-name="L2">
        <text:list-item>
          <text:p text:style-name="P5"><text:soft-page-break/><text:span text:style-name="Strong_20_Emphasis"><text:span text:style-name="T3">A de “anxious” (ansioso): luchar contra el miedo</text:span></text:span><text:span text:style-name="T2"><text:line-break/>Con tantos cambios ocurriendo, no es de extrañar que las personas estén sufriendo de depresión y crisis de pánico. Sin embargo, los nuevos tiempos nos llaman a luchar contra el miedo y la coyuntura de incertezas.<text:line-break/><text:line-break/>Las marcas más transformadoras </text:span><text:span text:style-name="Strong_20_Emphasis"><text:span text:style-name="T3">respiran innovación, empatía y compromiso social.</text:span></text:span><text:span text:style-name="T2"> Además, son consideradas como compañías relevantes para prácticamente todos sus </text:span><text:span text:style-name="Emphasis"><text:span text:style-name="T2">stakeholders</text:span></text:span><text:span text:style-name="T2">. </text:span></text:p>
        </text:list-item>
      </text:list>
      <text:list xml:id="list3470357798" text:style-name="L3">
        <text:list-item>
          <text:p text:style-name="P6"><text:span text:style-name="Strong_20_Emphasis"><text:span text:style-name="T3">N de “nonlinear” (no lineal): aprender a actuar incluso en un escenario desconocido</text:span></text:span><text:span text:style-name="T2"><text:line-break/>Los acontecimientos de hoy muchas veces parecen desconectados y desproporcionados. ¿Quién imaginaba en enero de 2020 que un problema en China podría paralizar todo el mundo? Ciertamente, planeamientos tan detallados y de largo plazo pueden no tener más sentido. <text:line-break/><text:line-break/>¿Cuál sería la solución en este caso? Tener decisiones y comunicaciones ágiles como hizo Ifood al difundir su Fondo de Auxilio a los pequeños restaurantes, incentivando el consumo de barrio. En una de sus publicidades, la marca mostraba todo el ecosistema de su negocio y su forma de actuación creativa que contemplaba, también, acciones solidarias.</text:span></text:p>
        </text:list-item>
      </text:list>
      <text:list xml:id="list461429540" text:style-name="L4">
        <text:list-item>
          <text:p text:style-name="P7"><text:span text:style-name="Strong_20_Emphasis"><text:span text:style-name="T3">I de “incomprehensible” (incomprensible): no dejarse sobrecargar por el exceso de datos</text:span></text:span><text:span text:style-name="T2"> <text:line-break/>Todos nosotros hemos recibido en los últimos tiempos una gran sobrecarga de informaciones que, además de ser </text:span><text:soft-page-break/><text:span text:style-name="T2">diferentes, pueden también ser muchas veces contradictorias. <text:line-break/><text:line-break/>El avance tecnológico del mundo actual es tan profundo que en algunos momentos ni siquiera logramos entender, por ejemplo, cómo determinadas cosas y máquinas funcionan. En este sentido, podemos recurrir al entretenimiento </text:span><text:span text:style-name="Emphasis"><text:span text:style-name="T2">indoor </text:span></text:span><text:span text:style-name="T2">de Netflix o incluso a sus redes sociales. La marca utiliza a una persona divertidísima que hace comentarios y publicaciones llenos de ironía y buen humor. Esto es un excelente ingrediente para una empresa que actúa intencionalmente y que buscar mantenerse siempre en los mejores recuerdos del consumidor.</text:span></text:p>
        </text:list-item>
      </text:list>
      <text:h text:style-name="P2" text:outline-level="3"> <text:span text:style-name="T1">¿Cómo aprovechar el entorno BANI?</text:span></text:h>
      <text:p text:style-name="P3"><text:span text:style-name="T2">Para el creador del concepto de entorno BANI, la fragilidad que personas e instituciones enfrentan podría ser combatida con </text:span><text:span text:style-name="Strong_20_Emphasis"><text:span text:style-name="T3">resiliencia y libertad</text:span></text:span><text:span text:style-name="T2">; la ansiedad podría ser minimizada mediante </text:span><text:span text:style-name="Strong_20_Emphasis"><text:span text:style-name="T3">atención plena y empatía</text:span></text:span><text:span text:style-name="T2">; la respuesta para la no linealidad sería la </text:span><text:span text:style-name="Strong_20_Emphasis"><text:span text:style-name="T3">flexibilidad</text:span></text:span><text:span text:style-name="T2"> y una mayor comprensión del </text:span><text:span text:style-name="Strong_20_Emphasis"><text:span text:style-name="T3">contexto</text:span></text:span><text:span text:style-name="T2"> y, finalmente, el uso de la </text:span><text:span text:style-name="Strong_20_Emphasis"><text:span text:style-name="T3">transparencia y de la intuición</text:span></text:span><text:span text:style-name="T2"> podría aclarar un poco este mundo tan incomprensible.</text:span></text:p>
      <text:p text:style-name="Horizontal_20_Line"/>
      <text:p text:style-name="P3"><text:span text:style-name="T2">Como conclusión, sea en el mundo VUCA o en el entorno BANI, necesitamos revisar todas las estructuras que estén con sus días contados para dar lugar a los modelos y procesos que tienen verdadero sentido. ¡Es hora de abrir oportunidades para acciones que nos lleven, aún más, a cultivar sensibilidad y comprensión por nuestros clientes y demás </text:span><text:span text:style-name="Emphasis"><text:span text:style-name="T2">stakeholders</text:span></text:span><text:span text:style-name="T2">!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T Sans" svg:font-family="'PT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0:45:07.828000000</meta:creation-date>
    <dc:date>2022-03-10T11:20:05.173000000</dc:date>
    <meta:editing-duration>PT24M47S</meta:editing-duration>
    <meta:editing-cycles>1</meta:editing-cycles>
    <meta:document-statistic meta:table-count="0" meta:image-count="0" meta:object-count="0" meta:page-count="3" meta:paragraph-count="11" meta:word-count="575" meta:character-count="3899" meta:non-whitespace-character-count="3327"/>
    <meta:generator>LibreOffice/7.3.0.3$Windows_X86_64 LibreOffice_project/0f246aa12d0eee4a0f7adcefbf7c878fc2238db3</meta:generator>
  </office:meta>
</office:document-meta>
</file>